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Culture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2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ck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Hacker culture</text:p>
                <text:list>
                  <text:list-item>
                    <text:list>
                      <text:list-item>
                        <text:p text:style-name="P1">FOSS culture came from the 'hacker' culture</text:p>
                      </text:list-item>
                      <text:list-item>
                        <text:p text:style-name="P1">Hallmarks are anti-authoritarian, technical focus and a fascination with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5cm">
          <draw:text-box>
            <text:p text:style-name="P1"><text:span text:style-name="T1">A person who enjoys learning the details of programming systems and how to stretch their capabilities, as opposed to most users who prefer to learn only the minimum necessary</text:span></text:p>
            <text:p text:style-name="P1"><text:span text:style-name="T2"/></text:p>
            <text:p text:style-name="P1"><text:span text:style-name="T3">Hacker – the jargon file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ariance in convict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s FOSS an aim, or a method?</text:p>
                <text:list>
                  <text:list-item>
                    <text:list>
                      <text:list-item>
                        <text:p text:style-name="P1">For some people FOSS is the goal</text:p>
                      </text:list-item>
                      <text:list-item>
                        <text:p text:style-name="P1">For others, it is just a means to produce good code</text:p>
                      </text:list-item>
                      <text:list-item>
                        <text:p text:style-name="P1">Most people are somewhere in between</text:p>
                      </text:list-item>
                    </text:list>
                  </text:list-item>
                </text:list>
              </text:list-item>
              <text:list-item>
                <text:p text:style-name="P1">Hostility to proprietary code</text:p>
                <text:list>
                  <text:list-item>
                    <text:list>
                      <text:list-item>
                        <text:p text:style-name="P1">Some FOSS developers are openly hostile</text:p>
                      </text:list-item>
                      <text:list-item>
                        <text:p text:style-name="P1">Others just ignore it</text:p>
                      </text:list-item>
                      <text:list-item>
                        <text:p text:style-name="P1">and others use it when it is useful</text:p>
                      </text:list-item>
                    </text:list>
                  </text:list-item>
                </text:list>
              </text:list-item>
              <text:list-item>
                <text:p text:style-name="P1">Hypothetical question</text:p>
                <text:list>
                  <text:list-item>
                    <text:list>
                      <text:list-item>
                        <text:p text:style-name="P1">If someone proved that proprietary development produced better code, would you switc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rking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4">
              <text:list-item>
                <text:p text:style-name="P1">Right to fork</text:p>
                <text:list>
                  <text:list-item>
                    <text:list>
                      <text:list-item>
                        <text:p text:style-name="P1">Almost a definition of FOSS</text:p>
                      </text:list-item>
                      <text:list-item>
                        <text:p text:style-name="P1">Necessary to guarantee independence</text:p>
                      </text:list-item>
                    </text:list>
                  </text:list-item>
                </text:list>
              </text:list-item>
              <text:list-item>
                <text:p text:style-name="P1">Reluctance to fork</text:p>
                <text:list>
                  <text:list-item>
                    <text:list>
                      <text:list-item>
                        <text:p text:style-name="P1">If a fork is needed, then something is wrong</text:p>
                      </text:list-item>
                      <text:list-item>
                        <text:p text:style-name="P1">A fork is usually an indication of dissatisfaction with project leadership</text:p>
                      </text:list-item>
                    </text:list>
                  </text:list-item>
                </text:list>
              </text:list-item>
              <text:list-item>
                <text:p text:style-name="P1">Branches – temporary forks</text:p>
                <text:list>
                  <text:list-item>
                    <text:list>
                      <text:list-item>
                        <text:p text:style-name="P1">A branch is a fork where the intention is to merge</text:p>
                      </text:list-item>
                      <text:list-item>
                        <text:p text:style-name="P1">Some branches are long lived, most are short lived</text:p>
                      </text:list-item>
                      <text:list-item>
                        <text:p text:style-name="P1">Unlike forks, branches are encouraged</text:p>
                      </text:list-item>
                    </text:list>
                  </text:list-item>
                </text:list>
              </text:list-item>
              <text:list-item>
                <text:p text:style-name="P1">Is a new OS distribution a fork?</text:p>
                <text:list>
                  <text:list-item>
                    <text:list>
                      <text:list-item>
                        <text:p text:style-name="P1">Depends on intention to shar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SS Culture in Ac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News, blogs and FOSS</text:p>
                <text:list>
                  <text:list-item>
                    <text:list>
                      <text:list-item>
                        <text:p text:style-name="P1">slashdot.org – news site with strong FOSS bias</text:p>
                      </text:list-item>
                      <text:list-item>
                        <text:p text:style-name="P1">groklaw.net – FOSS and the law</text:p>
                      </text:list-item>
                      <text:list-item>
                        <text:p text:style-name="P1">freecode.com – FOSS project announcements</text:p>
                      </text:list-item>
                      <text:list-item>
                        <text:p text:style-name="P1">The planets:</text:p>
                        <text:list>
                          <text:list-item>
                            <text:p text:style-name="P1">planet.ubuntu.org – ubuntu blog aggregator</text:p>
                          </text:list-item>
                          <text:list-item>
                            <text:p text:style-name="P1">planet.linux.org.au – Linux Australia aggregator</text:p>
                          </text:list-item>
                          <text:list-item>
                            <text:p text:style-name="P1">planet.debian.org – debian blog aggregator</text:p>
                          </text:list-item>
                          <text:list-item>
                            <text:p text:style-name="P1">planet.gnome.org – Gnome blog aggregator</text:p>
                          </text:list-item>
                          <text:list-item>
                            <text:p text:style-name="P1">www.planetkde.org – KDE blog aggregator</text:p>
                          </text:list-item>
                          <text:list-item>
                            <text:p text:style-name="P1">and many, many others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red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rong emphasis on credit</text:p>
                <text:list>
                  <text:list-item>
                    <text:list>
                      <text:list-item>
                        <text:p text:style-name="P1">Taking code without credit is frowned upon</text:p>
                      </text:list-item>
                      <text:list-item>
                        <text:p text:style-name="P1">credit system is built into most FOSS licenses</text:p>
                      </text:list-item>
                      <text:list-item>
                        <text:p text:style-name="P1">big contrast with proprietary projects</text:p>
                      </text:list-item>
                    </text:list>
                  </text:list-item>
                </text:list>
              </text:list-item>
              <text:list-item>
                <text:p text:style-name="P1">Giving credit</text:p>
                <text:list>
                  <text:list-item>
                    <text:list>
                      <text:list-item>
                        <text:p text:style-name="P1">Copyright headers</text:p>
                      </text:list-item>
                      <text:list-item>
                        <text:p text:style-name="P1">CREDITS file or ChangeLog</text:p>
                      </text:list-item>
                      <text:list-item>
                        <text:p text:style-name="P1">Website credit (some automated)</text:p>
                      </text:list-item>
                      <text:list-item>
                        <text:p text:style-name="P1">Credit in commit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Self Deprec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desty encouraged</text:p>
                <text:list>
                  <text:list-item>
                    <text:list>
                      <text:list-item>
                        <text:p text:style-name="P1">FOSS developers often most critical of their own work</text:p>
                      </text:list-item>
                      <text:list-item>
                        <text:p text:style-name="P1">Crass self-promotion is frowned upon</text:p>
                      </text:list-item>
                      <text:list-item>
                        <text:p text:style-name="P1">The result is unusually honest documentation in the FOSS world</text:p>
                      </text:list-item>
                    </text:list>
                  </text:list-item>
                </text:list>
              </text:list-item>
              <text:list-item>
                <text:p text:style-name="P1">Link to version numbers?</text:p>
                <text:list>
                  <text:list-item>
                    <text:list>
                      <text:list-item>
                        <text:p text:style-name="P1">Many FOSS projects get stuck at version 0.9.x</text:p>
                      </text:list-item>
                      <text:list-item>
                        <text:p text:style-name="P1">Strong reluctance to consider a project good enough for a 1.0 release</text:p>
                      </text:list-item>
                      <text:list-item>
                        <text:p text:style-name="P1">Possibly linked to self-depre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roject ownership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o is a project's 'owner' ?</text:p>
                <text:list>
                  <text:list-item>
                    <text:list>
                      <text:list-item>
                        <text:p text:style-name="P1">Starts with the founder</text:p>
                      </text:list-item>
                      <text:list-item>
                        <text:p text:style-name="P1">May be handed over to another by current owner</text:p>
                      </text:list-item>
                      <text:list-item>
                        <text:p text:style-name="P1">May be taken over if project is abandoned</text:p>
                      </text:list-item>
                    </text:list>
                  </text:list-item>
                </text:list>
              </text:list-item>
              <text:list-item>
                <text:p text:style-name="P1">Project handover</text:p>
                <text:list>
                  <text:list-item>
                    <text:list>
                      <text:list-item>
                        <text:p text:style-name="P1">Previous owner usually chooses the new owner</text:p>
                      </text:list-item>
                      <text:list-item>
                        <text:p text:style-name="P1">Usually involves a public announcement by former owner</text:p>
                      </text:list-item>
                      <text:list-item>
                        <text:p text:style-name="P1">Handover usually occurs only for 1 person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Reactions #1</text:p>
          </draw:text-box>
        </draw:frame>
        <draw:frame draw:style-name="gr3" draw:text-style-name="P1" draw:layer="layout" svg:width="18.5cm" svg:height="5.228cm" svg:x="5cm" svg:y="7.905cm">
          <draw:text-box>
            <text:p text:style-name="P1">To: tridge@samba.org</text:p>
            <text:p text:style-name="P1">Subject: help installing Samba</text:p>
            <text:p text:style-name="P1"/>
            <text:p text:style-name="P1">Hello, I am having trouble with installing Samba. Can you tell me what I need to do to install it on Solaris?</text:p>
            <text:p text:style-name="P1"/>
            <text:p text:style-name="P1"><text:s/>Regards, xxxxx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draw:frame presentation:style-name="pr6" draw:text-style-name="P1" draw:layer="layout" svg:width="23.912cm" svg:height="3.257cm" svg:x="2.058cm" svg:y="1.668cm" presentation:class="title">
          <draw:text-box>
            <text:p text:style-name="P1">Reactions #2</text:p>
          </draw:text-box>
        </draw:frame>
        <draw:frame draw:style-name="gr3" draw:text-style-name="P1" draw:layer="layout" svg:width="21.5cm" svg:height="5.939cm" svg:x="3.5cm" svg:y="8.561cm">
          <draw:text-box>
            <text:p text:style-name="P1">Dear Andrew,</text:p>
            <text:p text:style-name="P1"/>
            <text:p text:style-name="P1">I just want to say "thanks" to you and the samba-team for the great work </text:p>
            <text:p text:style-name="P1">you're doing on samba: THANK YOU!</text:p>
            <text:p text:style-name="P1"/>
            <text:p text:style-name="P1"/>
            <text:p text:style-name="P1">Bye,</text:p>
            <text:p text:style-name="P1"><text:tab/>Tom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6" draw:text-style-name="P1" draw:layer="layout" svg:width="23.912cm" svg:height="3.257cm" svg:x="2.058cm" svg:y="1.668cm" presentation:class="title">
          <draw:text-box>
            <text:p text:style-name="P1">Reactions #3</text:p>
          </draw:text-box>
        </draw:frame>
        <draw:frame draw:style-name="gr4" draw:text-style-name="P1" draw:layer="layout" svg:width="19.5cm" svg:height="14.01cm" svg:x="5cm" svg:y="5.99cm">
          <draw:text-box>
            <text:p text:style-name="P1"><text:span text:style-name="T4">To Andrew Tridgell,</text:span></text:p>
            <text:p text:style-name="P1"><text:span text:style-name="T4"/></text:p>
            <text:p text:style-name="P1"><text:span text:style-name="T4"><text:s text:c="4"/></text:span><text:span text:style-name="T4">Good day to you, sir. <text:s/>I have a question to ask in regards to the </text:span></text:p>
            <text:p text:style-name="P1"><text:span text:style-name="T4">licensing agreement on your rzip compression algorithm.</text:span></text:p>
            <text:p text:style-name="P1"><text:span text:style-name="T4"/></text:p>
            <text:p text:style-name="P1"><text:span text:style-name="T4"><text:s text:c="4"/></text:span><text:span text:style-name="T4">I've been developing a specialist, open-source archiving format that </text:span></text:p>
            <text:p text:style-name="P1"><text:span text:style-name="T4">supports multiple compression algorithm, and I wish to include support </text:span></text:p>
            <text:p text:style-name="P1"><text:span text:style-name="T4">for the rzip algorithm. <text:s/>The problem is that my own API that reads the </text:span></text:p>
            <text:p text:style-name="P1"><text:span text:style-name="T4">archive is being released under the GNU Lesser General Public License </text:span></text:p>
            <text:p text:style-name="P1"><text:span text:style-name="T4">due to a compromise with a fellow programmer on a related project. <text:s/>Do I </text:span></text:p>
            <text:p text:style-name="P1"><text:span text:style-name="T4">have permission to include the rzip algorithm under GNU LGPL conditions, </text:span></text:p>
            <text:p text:style-name="P1"><text:span text:style-name="T4">and if not, does the use of a standalone rzip decompressor (licensed </text:span></text:p>
            <text:p text:style-name="P1"><text:span text:style-name="T4">under the GNU GPL) and temporary files as input, created by the </text:span></text:p>
            <text:p text:style-name="P1"><text:span text:style-name="T4">archive's extraction process, fall under the category of "shared data"?</text:span></text:p>
            <text:p text:style-name="P1"><text:span text:style-name="T4"/></text:p>
            <text:p text:style-name="P1"><text:span text:style-name="T4"><text:s text:c="4"/></text:span><text:span text:style-name="T4">If you could find a moment to answer my query I will be extremely </text:span></text:p>
            <text:p text:style-name="P1"><text:span text:style-name="T4">grateful - thank you for your time.</text:span></text:p>
            <text:p text:style-name="P1"><text:span text:style-name="T4"/></text:p>
            <text:p text:style-name="P1"><text:span text:style-name="T4"><text:s text:c="4"/></text:span><text:span text:style-name="T4">Yours sincerely,</text:span></text:p>
            <text:p text:style-name="P1"><text:span text:style-name="T4"><text:s text:c="7"/></text:span><text:span text:style-name="T4">xxxxxxxxx</text:span></text:p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Reactions #4</text:p>
          </draw:text-box>
        </draw:frame>
        <draw:frame draw:style-name="gr3" draw:text-style-name="P5" draw:layer="layout" svg:width="18.5cm" svg:height="13.571cm" svg:x="5cm" svg:y="6.5cm">
          <draw:text-box>
            <text:p text:style-name="P1"><text:span text:style-name="T5">From: xxxxx </text:span></text:p>
            <text:p text:style-name="P1"><text:span text:style-name="T5">Date: Fri, 9 Feb 2001 21:07:09 +0900</text:span></text:p>
            <text:p text:style-name="P1"><text:span text:style-name="T5">To: rusty@rustcorp.com.au</text:span></text:p>
            <text:p text:style-name="P1"><text:span text:style-name="T5">Subject: Dear Sir, </text:span></text:p>
            <text:p text:style-name="P1"><text:span text:style-name="T5"/></text:p>
            <text:p text:style-name="P1"><text:span text:style-name="T5">I have always wanted to flame you, however I never really had any good reason to do so. <text:s/>While your software creations were always egoistical and underdocumented, nothing really pushed the mark, yet. <text:s/>Until today, when I downloaded your "Linux 2.4" call graph utility. <text:s/>So, when is your next absolute-next-to-worthless but oh-so-cool-because-it's-from-rusty-russell piece of software coming out? <text:s/>Why the f*** don't you focus on documenting things instead of writing useless shit that "takes about 8 hours to run on my mobile pII laptop" or "generates about 180mb of vector postscript". <text:s text:c="2"/>How about another example. <text:s/>I heard you were involved with that atrocity called "netfilter". <text:s/>Sure, it might have nice features and I am still considering using it, but WRITE SOME F***ING DOCS before you release complex shit like this for people to use! <text:s/>When I goto that netfilter site, I don't give a flying raging f*** who submitted 31337 lines of code to whatever f***ing netfilter module. <text:s/>That's your egoistical shit, and I could care less about it. <text:s/></text:span></text:p>
            <text:p text:style-name="P1"><text:span text:style-name="T5">...... (more rants deleted)</text:span></text:p>
            <text:p text:style-name="P1"><text:span text:style-name="T5">... Uhm, that's all I can think of right now.</text:span></text:p>
            <text:p text:style-name="P1"><text:span text:style-name="T5"/></text:p>
            <text:p text:style-name="P1"><text:span text:style-name="T5">xxx (name deleted)</text:span></text:p>
            <text:p text:style-name="P1"><text:span text:style-name="T5"/></text:p>
          </draw:text-box>
        </draw:frame>
        <draw:frame draw:style-name="gr5" draw:text-style-name="P1" draw:layer="layout" svg:width="1cm" svg:height="1.187cm" svg:x="12.5cm" svg:y="8cm">
          <draw:text-box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10T07:52:56</dc:date>
    <meta:editing-cycles>272</meta:editing-cycles>
    <meta:editing-duration>P8DT4H37M33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